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sTagTests.withoutItemsEnumParentWithExplicitLabelsAn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ptionsTagTests.withItemsNull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sTagTests.withCollectionAnd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Options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TagTes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TagTests.withou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sTagTests.extendRequest( Mock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ptionsTagTests.withCollectionAnd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ptions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ptionsTagTests.withoutItemsEnum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ptionsTagTests.with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ptionsTagTests.exposeBindingResult(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